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3" style:family="graphic" style:parent-style-name="standard">
      <style:graphic-properties svg:stroke-width="0.1cm" svg:stroke-color="#3465a4" draw:marker-start-width="0.5cm" draw:marker-end-width="0.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3465a4" draw:marker-start-width="0.5cm" draw:marker-end-width="0.5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.083cm"/>
    </style:style>
    <style:style style:name="gr6" style:family="graphic" style:parent-style-name="objectwithoutfill">
      <style:graphic-properties svg:stroke-width="0.1cm" svg:stroke-color="#3465a4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 xml:id="id1" draw:id="id1">
            <draw:line draw:style-name="gr1" draw:text-style-name="P1" draw:layer="layout" svg:x1="14.25cm" svg:y1="6.54cm" svg:x2="16.266cm" svg:y2="6.54cm">
              <text:p/>
            </draw:line>
            <draw:line draw:style-name="gr1" draw:text-style-name="P1" draw:layer="layout" svg:x1="14.25cm" svg:y1="6.54cm" svg:x2="16.266cm" svg:y2="6.54cm">
              <text:p/>
            </draw:line>
            <draw:line draw:style-name="gr1" draw:text-style-name="P1" draw:layer="layout" svg:x1="14.25cm" svg:y1="7.44cm" svg:x2="16.266cm" svg:y2="7.44cm">
              <text:p/>
            </draw:line>
            <draw:line draw:style-name="gr1" draw:text-style-name="P1" draw:layer="layout" svg:x1="15.244cm" svg:y1="8.656cm" svg:x2="15.26cm" svg:y2="7.433cm">
              <text:p/>
            </draw:line>
            <draw:line draw:style-name="gr1" draw:text-style-name="P1" draw:layer="layout" svg:x1="15.244cm" svg:y1="6.558cm" svg:x2="15.26cm" svg:y2="5.335cm">
              <text:p/>
            </draw:line>
          </draw:g>
          <draw:line draw:style-name="gr1" draw:text-style-name="P1" draw:layer="layout" svg:x1="12.086cm" svg:y1="10.475cm" svg:x2="8.32cm" svg:y2="10.5cm">
            <text:p/>
          </draw:line>
          <draw:line draw:style-name="gr1" draw:text-style-name="P1" xml:id="id4" draw:id="id4" draw:layer="layout" svg:x1="12.088cm" svg:y1="10.461cm" svg:x2="8.322cm" svg:y2="10.486cm">
            <text:p/>
          </draw:line>
          <draw:line draw:style-name="gr1" draw:text-style-name="P1" draw:layer="layout" svg:x1="9.348cm" svg:y1="11.029cm" svg:x2="11.219cm" svg:y2="11.029cm">
            <text:p/>
          </draw:line>
          <draw:line draw:style-name="gr1" draw:text-style-name="P1" draw:layer="layout" svg:x1="9.854cm" svg:y1="11.503cm" svg:x2="10.753cm" svg:y2="11.503cm">
            <text:p/>
          </draw:line>
          <draw:g xml:id="id2" draw:id="id2">
            <draw:line draw:style-name="gr1" draw:text-style-name="P1" draw:layer="layout" svg:x1="7.419cm" svg:y1="4.958cm" svg:x2="7.899cm" svg:y2="4.462cm">
              <text:p/>
            </draw:line>
            <draw:line draw:style-name="gr1" draw:text-style-name="P1" draw:layer="layout" svg:x1="8.899cm" svg:y1="5.472cm" svg:x2="7.89cm" svg:y2="4.463cm">
              <text:p/>
            </draw:line>
            <draw:line draw:style-name="gr1" draw:text-style-name="P1" draw:layer="layout" svg:x1="10.876cm" svg:y1="5.529cm" svg:x2="11.885cm" svg:y2="4.52cm">
              <text:p/>
            </draw:line>
            <draw:line draw:style-name="gr1" draw:text-style-name="P1" draw:layer="layout" svg:x1="8.85cm" svg:y1="5.496cm" svg:x2="9.859cm" svg:y2="4.487cm">
              <text:p/>
            </draw:line>
            <draw:line draw:style-name="gr1" draw:text-style-name="P1" draw:layer="layout" svg:x1="10.918cm" svg:y1="5.523cm" svg:x2="9.909cm" svg:y2="4.514cm">
              <text:p/>
            </draw:line>
            <draw:line draw:style-name="gr1" draw:text-style-name="P1" draw:layer="layout" svg:x1="12.919cm" svg:y1="5.524cm" svg:x2="11.91cm" svg:y2="4.515cm">
              <text:p/>
            </draw:line>
            <draw:line draw:style-name="gr1" draw:text-style-name="P1" draw:layer="layout" svg:x1="12.901cm" svg:y1="5.474cm" svg:x2="13.381cm" svg:y2="4.978cm">
              <text:p/>
            </draw:line>
          </draw:g>
          <draw:custom-shape draw:style-name="gr2" draw:text-style-name="P2" xml:id="id3" draw:id="id3" draw:layer="layout" svg:width="1.842cm" svg:height="1.843cm" svg:x="4.619cm" svg:y="6.313cm">
            <text:p text:style-name="P2">+</text:p>
            <text:p text:style-name="P2">-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2" draw:layer="layout" svg:x1="15.258cm" svg:y1="5.335cm" svg:x2="13.381cm" svg:y2="4.995cm" draw:start-shape="id1" draw:start-glue-point="0" draw:end-shape="id2" draw:end-glue-point="1" svg:d="M15258 5335v-340h-1877" svg:viewBox="0 0 1878 341">
            <text:p/>
          </draw:connector>
          <draw:connector draw:style-name="gr3" draw:text-style-name="P2" draw:layer="layout" svg:x1="5.54cm" svg:y1="6.313cm" svg:x2="7.419cm" svg:y2="4.995cm" draw:start-shape="id3" draw:start-glue-point="4" draw:end-shape="id2" draw:end-glue-point="3" svg:d="M5540 6313v-1318h1879" svg:viewBox="0 0 1880 1319">
            <text:p/>
          </draw:connector>
          <draw:connector draw:style-name="gr3" draw:text-style-name="P2" draw:layer="layout" draw:line-skew="0.189cm" svg:x1="5.54cm" svg:y1="8.156cm" svg:x2="10.205cm" svg:y2="10.461cm" draw:start-shape="id3" draw:start-glue-point="8" draw:end-shape="id4" draw:end-glue-point="0" svg:d="M5540 8156v1317h4665v988" svg:viewBox="0 0 4666 2306">
            <text:p/>
          </draw:connector>
          <draw:connector draw:style-name="gr4" draw:text-style-name="P2" draw:layer="layout" draw:line-skew="-0.078cm" svg:x1="15.258cm" svg:y1="8.656cm" svg:x2="10.205cm" svg:y2="10.461cm" draw:start-shape="id1" draw:start-glue-point="2" draw:end-shape="id4" draw:end-glue-point="0" svg:d="M15258 8656v825h-5053v980" svg:viewBox="0 0 5054 1806">
            <text:p text:style-name="P2"/>
            <text:p text:style-name="P2"/>
          </draw:connector>
          <draw:frame draw:style-name="gr5" draw:text-style-name="P3" draw:layer="layout" svg:width="1.583cm" svg:height="1.517cm" svg:x="15.36cm" svg:y="3.922cm">
            <draw:text-box>
              <text:p>v</text:p>
            </draw:text-box>
          </draw:frame>
          <draw:frame draw:style-name="gr5" draw:text-style-name="P3" draw:layer="layout" svg:width="1.583cm" svg:height="1.517cm" svg:x="6.053cm" svg:y="3.298cm">
            <draw:text-box>
              <text:p>R<text:span text:style-name="T1">e</text:span><text:span text:style-name="T1">q</text:span></text:p>
            </draw:text-box>
          </draw:frame>
          <draw:frame draw:style-name="gr5" draw:text-style-name="P3" draw:layer="layout" svg:width="1.583cm" svg:height="1.517cm" svg:x="15.602cm" svg:y="7.675cm">
            <draw:text-box>
              <text:p>C</text:p>
            </draw:text-box>
          </draw:frame>
          <draw:line draw:style-name="gr6" draw:text-style-name="P1" draw:layer="layout" svg:x1="13.753cm" svg:y1="6.025cm" svg:x2="13.753cm" svg:y2="8.743cm">
            <text:p/>
          </draw:line>
          <draw:frame draw:style-name="gr5" draw:text-style-name="P3" draw:layer="layout" svg:width="1.583cm" svg:height="1.517cm" svg:x="3.816cm" svg:y="7.387cm">
            <draw:text-box>
              <text:p>v<text:span text:style-name="T1">x</text:span></text:p>
            </draw:text-box>
          </draw:frame>
          <draw:custom-shape draw:style-name="gr7" draw:text-style-name="P2" draw:layer="layout" svg:width="0.4cm" svg:height="0.4cm" svg:x="15.052cm" svg:y="4.8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3" draw:layer="layout" svg:width="1.583cm" svg:height="1.517cm" svg:x="12.907cm" svg:y="7.05cm">
            <draw:text-box>
              <text:p>i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3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6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69cm" fo:margin-bottom="0cm" fo:text-indent="0cm"/>
      <style:text-properties fo:font-size="18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01cm" fo:margin-bottom="0cm" fo:text-indent="0cm"/>
      <style:text-properties fo:font-size="16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34cm" fo:margin-bottom="0cm" fo:text-indent="0cm"/>
      <style:text-properties fo:font-size="13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7cm" fo:margin-bottom="0cm" fo:text-indent="0cm"/>
      <style:text-properties fo:font-size="13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7cm" fo:margin-bottom="0cm" fo:text-indent="0cm"/>
      <style:text-properties fo:font-size="13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7cm" fo:margin-bottom="0cm" fo:text-indent="0cm"/>
      <style:text-properties fo:font-size="13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7cm" fo:margin-bottom="0cm" fo:text-indent="0cm"/>
      <style:text-properties fo:font-size="13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7cm" fo:margin-bottom="0cm" fo:text-indent="0cm"/>
      <style:text-properties fo:font-size="13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6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49cm" svg:x="1cm" svg:y="2.646cm"/>
      <draw:page-thumbnail draw:layer="backgroundobjects" svg:width="9.294cm" svg:height="6.549cm" svg:x="1cm" svg:y="10.694cm"/>
      <draw:page-thumbnail draw:layer="backgroundobjects" svg:width="9.294cm" svg:height="6.549cm" svg:x="1cm" svg:y="18.742cm"/>
      <draw:page-thumbnail draw:layer="backgroundobjects" svg:width="9.294cm" svg:height="6.549cm" svg:x="11.295cm" svg:y="2.646cm"/>
      <draw:page-thumbnail draw:layer="backgroundobjects" svg:width="9.294cm" svg:height="6.549cm" svg:x="11.295cm" svg:y="10.694cm"/>
      <draw:page-thumbnail draw:layer="backgroundobjects" svg:width="9.294cm" svg:height="6.549cm" svg:x="11.295cm" svg:y="18.742cm"/>
    </style:handout-master>
    <style:master-page style:name="Default" style:page-layout-name="PM1" draw:style-name="Mdp1">
      <draw:frame presentation:style-name="Default-title" draw:layer="backgroundobjects" svg:width="17.099cm" svg:height="2.137cm" svg:x="1.95cm" svg:y="1.51cm" presentation:class="title" presentation:placeholder="true">
        <draw:text-box/>
      </draw:frame>
      <draw:frame presentation:style-name="Default-outline1" draw:layer="backgroundobjects" svg:width="17.099cm" svg:height="7.423cm" svg:x="1.95cm" svg:y="3.99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9:47:26.547626833</meta:creation-date>
    <dc:date>2021-04-01T22:15:29.507655007</dc:date>
    <meta:editing-duration>PT21H38M47S</meta:editing-duration>
    <meta:editing-cycles>22</meta:editing-cycles>
    <meta:generator>LibreOffice/6.0.7.3$Linux_X86_64 LibreOffice_project/00m0$Build-3</meta:generator>
    <meta:document-statistic meta:object-count="51"/>
  </office:meta>
</office:document-meta>
</file>